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12pt" fo:letter-spacing="normal" fo:font-style="normal" fo:font-weight="bold" loext:padding="0cm" loext:border="none"/>
    </style:style>
    <style:style style:name="P2" style:family="paragraph" style:parent-style-name="Heading_20_3">
      <style:paragraph-properties fo:margin-left="0cm" fo:margin-right="0cm" fo:margin-top="0.508cm" fo:margin-bottom="0.169cm" style:contextual-spacing="false" style:line-height-at-least="0.593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10.8000001907349pt" fo:letter-spacing="normal" fo:font-style="normal" fo:font-weight="bold"/>
    </style:style>
    <style:style style:name="P3" style:family="paragraph" style:parent-style-name="Preformatted_20_Text">
      <loext:graphic-properties draw:fill="solid" draw:fill-color="#24262c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loext:padding="0cm" loext:border="none"/>
    </style:style>
    <style:style style:name="P4" style:family="paragraph" style:parent-style-name="Preformatted_20_Text">
      <loext:graphic-properties draw:fill="solid" draw:fill-color="#24262c" draw:opacity="100%"/>
      <style:paragraph-properties fo:margin-top="0cm" fo:margin-bottom="0cm" style:contextual-spacing="false" fo:text-align="start" style:justify-single-word="false" fo:orphans="2" fo:widows="2" fo:background-color="#24262c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bold" fo:background-color="#24262c" loext:padding="0cm" loext:border="none"/>
    </style:style>
    <style:style style:name="P5" style:family="paragraph" style:parent-style-name="Text_20_body">
      <style:text-properties fo:color="#d7d7d7" loext:opacity="100%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8.39999961853027pt" fo:letter-spacing="normal" fo:font-style="normal" fo:font-weight="normal" fo:background-color="#24262c" loext:padding="0cm" loext:border="none"/>
    </style:style>
    <style:style style:name="P9" style:family="paragraph" style:parent-style-name="Text_20_body" style:list-style-name="L1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/>
    </style:style>
    <style:style style:name="P10" style:family="paragraph" style:parent-style-name="Text_20_body" style:list-style-name="L2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KaTeX Main" fo:font-size="8.39999961853027pt" fo:letter-spacing="normal" fo:font-style="normal" fo:font-weight="normal" fo:background-color="#1d1e23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</style:style>
    <style:style style:name="P12" style:family="paragraph" style:parent-style-name="Text_20_body">
      <style:text-properties fo:color="#000000" loext:opacity="100%"/>
    </style:style>
    <style:style style:name="T1" style:family="text">
      <style:text-properties fo:font-style="italic" loext:padding="0cm" loext:border="none"/>
    </style:style>
    <style:style style:name="T2" style:family="text">
      <style:text-properties style:font-name="KaTeX Main" loext:padding="0cm" loext:border="none"/>
    </style:style>
    <style:style style:name="T3" style:family="text">
      <style:text-properties style:font-name="inherit"/>
    </style:style>
    <style:style style:name="T4" style:family="text">
      <style:text-properties style:font-name="inherit" fo:font-style="italic"/>
    </style:style>
    <style:style style:name="T5" style:family="text">
      <style:text-properties style:font-name="inherit" fo:font-style="italic" loext:padding="0cm" loext:border="none"/>
    </style:style>
    <style:style style:name="T6" style:family="text">
      <style:text-properties fo:font-variant="normal" fo:text-transform="none" fo:color="#d7d7d7" loext:opacity="100%" style:font-name="inherit" fo:font-size="8.39999961853027pt" fo:letter-spacing="normal" fo:font-style="normal" fo:font-weight="bold" loext:padding="0cm" loext:border="none"/>
    </style:style>
    <style:style style:name="T7" style:family="text">
      <style:text-properties fo:font-variant="normal" fo:text-transform="none" fo:color="#d7d7d7" loext:opacity="100%" style:font-name="Open Sans" fo:font-size="8.39999961853027pt" fo:letter-spacing="normal" fo:font-style="normal" fo:font-weight="normal"/>
    </style:style>
    <style:style style:name="T8" style:family="text">
      <style:text-properties fo:font-variant="normal" fo:text-transform="none" fo:color="#d7d7d7" loext:opacity="100%" style:font-name="Open Sans" fo:font-size="14.3999996185303pt" fo:letter-spacing="normal" fo:font-style="normal" fo:font-weight="bold"/>
    </style:style>
    <style:style style:name="T9" style:family="text">
      <style:text-properties fo:font-variant="normal" fo:text-transform="none" fo:color="#d7d7d7" loext:opacity="100%" style:font-name="KaTeX Main" fo:font-size="8.39999961853027pt" fo:letter-spacing="normal" fo:font-style="normal" fo:font-weight="normal" loext:padding="0cm" loext:border="none"/>
    </style:style>
    <style:style style:name="T10" style:family="text">
      <style:text-properties fo:font-variant="normal" fo:text-transform="none" style:font-name="Open Sans" fo:font-size="14.3999996185303pt" fo:letter-spacing="normal" fo:font-style="normal" fo:font-weight="bold"/>
    </style:style>
    <style:style style:name="T11" style:family="text">
      <style:text-properties fo:font-variant="normal" fo:text-transform="none" style:font-name="Open Sans" fo:font-size="8.39999961853027pt" fo:letter-spacing="normal" fo:font-style="normal" fo:font-weight="normal"/>
    </style:style>
    <style:style style:name="T12" style:family="text">
      <style:text-properties fo:font-variant="normal" fo:text-transform="none" style:font-name="inherit" fo:font-size="8.39999961853027pt" fo:letter-spacing="normal" fo:font-style="normal" fo:font-weight="bold" loext:padding="0cm" loext:border="none"/>
    </style:style>
    <style:style style:name="T13" style:family="text">
      <style:text-properties fo:font-variant="normal" fo:text-transform="none" style:font-name="KaTeX Main" fo:font-size="8.39999961853027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000000" loext:opacity="100%" style:font-name="inherit" fo:font-size="8.39999961853027pt" fo:letter-spacing="normal" fo:font-style="normal" fo:font-weight="bold" loext:padding="0cm" loext:border="none"/>
    </style:style>
    <style:style style:name="T15" style:family="text"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T16" style:family="text">
      <style:text-properties fo:font-variant="normal" fo:text-transform="none" fo:color="#000000" loext:opacity="100%" style:font-name="KaTeX Main" fo:font-size="8.39999961853027pt" fo:letter-spacing="normal" fo:font-style="normal" fo:font-weight="normal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quats</text:h>
      <text:p text:style-name="P12"><text:line-break/><text:span text:style-name="T10">Problem</text:span></text:p>
      <text:p text:style-name="P6">Somu went to the gym today. He decided to do <draw:frame draw:style-name="fr1" draw:name="Quadro1" text:anchor-type="char" svg:width="0.041cm" draw:z-index="0"><draw:text-box fo:min-height="0.041cm"><text:p text:style-name="P5">�</text:p></draw:text-box></draw:frame><text:span text:style-name="T5">X</text:span> sets of squats. Each set consists of <draw:frame draw:style-name="fr1" draw:name="Quadro2" text:anchor-type="char" svg:width="0.041cm" draw:z-index="1"><draw:text-box fo:min-height="0.041cm"><text:p text:style-name="P5">15</text:p></draw:text-box></draw:frame><text:span text:style-name="T2">15</text:span> squats. Determine the total number of squats that he did today.</text:p>
      <text:h text:style-name="P2" text:outline-level="3">Input Format</text:h>
      <text:list xml:id="list572947" text:style-name="L1">
        <text:list-item>
          <text:p text:style-name="P9">The first line contains a single integer <draw:frame draw:style-name="fr1" draw:name="Quadro3" text:anchor-type="char" svg:width="0.041cm" draw:z-index="2"><draw:text-box fo:min-height="0.041cm"><text:p text:style-name="P5">�</text:p></draw:text-box></draw:frame><text:span text:style-name="T1">T</text:span> — the number of test cases. Then the test cases follow.</text:p>
        </text:list-item>
        <text:list-item>
          <text:p text:style-name="P9">The first and only line of each test case contains an integer <draw:frame draw:style-name="fr1" draw:name="Quadro4" text:anchor-type="char" svg:width="0.041cm" draw:z-index="3"><draw:text-box fo:min-height="0.041cm"><text:p text:style-name="P5">�</text:p></draw:text-box></draw:frame><text:span text:style-name="T1">X</text:span> — the total number of sets of squats that Somu did.</text:p>
        </text:list-item>
      </text:list>
      <text:h text:style-name="P2" text:outline-level="3">Output Format</text:h>
      <text:p text:style-name="P7">For each test case, output the total number of squats done by Somu.</text:p>
      <text:h text:style-name="P2" text:outline-level="3">Constraints</text:h>
      <text:list xml:id="list3633137552" text:style-name="L2">
        <text:list-item>
          <text:p text:style-name="P10"><draw:frame draw:style-name="fr1" draw:name="Quadro5" text:anchor-type="char" svg:width="0.041cm" draw:z-index="4"><draw:text-box fo:min-height="0.041cm"><text:p text:style-name="P5">1≤�≤1000</text:p></draw:text-box></draw:frame>1≤<text:span text:style-name="T4">T</text:span>≤1000</text:p>
        </text:list-item>
        <text:list-item>
          <text:p text:style-name="P10"><draw:frame draw:style-name="fr1" draw:name="Quadro6" text:anchor-type="char" svg:width="0.041cm" draw:z-index="5"><draw:text-box fo:min-height="0.041cm"><text:p text:style-name="P5">1≤�≤105</text:p></draw:text-box></draw:frame>1≤<text:span text:style-name="T4">X</text:span>≤10<text:span text:style-name="T3">5</text:span></text:p>
        </text:list-item>
      </text:list>
      <text:h text:style-name="P2" text:outline-level="3">Sample 1:</text:h>
      <text:p text:style-name="P8">Input</text:p>
      <text:p text:style-name="P8">Output</text:p>
      <text:p text:style-name="P3">3</text:p>
      <text:p text:style-name="P4">1</text:p>
      <text:p text:style-name="P4">4</text:p>
      <text:p text:style-name="P4">99</text:p>
      <text:p text:style-name="P3">15</text:p>
      <text:p text:style-name="P4">60</text:p>
      <text:p text:style-name="P4">1485</text:p>
      <text:h text:style-name="P2" text:outline-level="3">Explanation:</text:h>
      <text:p text:style-name="P11"><text:span text:style-name="Strong_20_Emphasis"><text:span text:style-name="T14">Test Case 1:</text:span></text:span><text:span text:style-name="T15"> Since, he does only </text:span><draw:frame draw:style-name="fr1" draw:name="Quadro7" text:anchor-type="char" svg:width="0.041cm" draw:z-index="6"><draw:text-box fo:min-height="0.041cm"><text:p text:style-name="P5">1</text:p></draw:text-box></draw:frame><text:span text:style-name="T16">1</text:span><text:span text:style-name="T15"> set of squats, the total number of squats done by him is </text:span><draw:frame draw:style-name="fr1" draw:name="Quadro8" text:anchor-type="char" svg:width="0.041cm" draw:z-index="7"><draw:text-box fo:min-height="0.041cm"><text:p text:style-name="P5">15</text:p></draw:text-box></draw:frame><text:span text:style-name="T16">15</text:span><text:span text:style-name="T15">.</text:span></text:p>
      <text:p text:style-name="P11"><text:span text:style-name="Strong_20_Emphasis"><text:span text:style-name="T14">Test Case 2:</text:span></text:span><text:span text:style-name="T15"> Since, he does </text:span><draw:frame draw:style-name="fr1" draw:name="Quadro9" text:anchor-type="char" svg:width="0.041cm" draw:z-index="8"><draw:text-box fo:min-height="0.041cm"><text:p text:style-name="P5">4</text:p></draw:text-box></draw:frame><text:span text:style-name="T16">4</text:span><text:span text:style-name="T15"> sets of squats, the total number of squats is </text:span><draw:frame draw:style-name="fr1" draw:name="Quadro10" text:anchor-type="char" svg:width="0.041cm" draw:z-index="9"><draw:text-box fo:min-height="0.041cm"><text:p text:style-name="P5">15+15+15+15=60</text:p></draw:text-box></draw:frame><text:span text:style-name="T16">15+15+15+15=60</text:span><text:span text:style-name="T15">.</text:span>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2T07:58:15.410000000</dc:date>
    <meta:editing-duration>PT30S</meta:editing-duration>
    <meta:editing-cycles>1</meta:editing-cycles>
    <meta:document-statistic meta:table-count="0" meta:image-count="0" meta:object-count="0" meta:page-count="1" meta:paragraph-count="34" meta:word-count="157" meta:character-count="768" meta:non-whitespace-character-count="646"/>
    <meta:generator>LibreOffice/7.2.2.2$Windows_X86_64 LibreOffice_project/02b2acce88a210515b4a5bb2e46cbfb63fe97d56</meta:generator>
  </office:meta>
</office:document-meta>
</file>